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fo:language="zxx" fo:country="none" officeooo:rsid="00105529" officeooo:paragraph-rsid="0001be74" style:language-asian="zxx" style:country-asian="none" style:language-complex="zxx" style:country-complex="none"/>
    </style:style>
    <style:style style:name="P2" style:family="paragraph" style:parent-style-name="Preformatted_20_Text">
      <style:text-properties fo:language="zxx" fo:country="none" fo:font-weight="bold" officeooo:rsid="00105529" officeooo:paragraph-rsid="0001be74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Preformatted_20_Text">
      <style:text-properties fo:language="zxx" fo:country="none" fo:font-weight="bold" officeooo:rsid="0003f2a9" officeooo:paragraph-rsid="0003f2a9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3" style:family="text">
      <style:text-properties style:font-name="Liberation Mono" fo:font-size="10pt" officeooo:rsid="0001be74" style:font-name-asian="Liberation Mono" style:font-size-asian="10pt" style:font-name-complex="Liberation Mono" style:font-size-complex="10pt"/>
    </style:style>
    <style:style style:name="T4" style:family="text">
      <style:text-properties officeooo:rsid="0001be74"/>
    </style:style>
    <style:style style:name="T5" style:family="text">
      <style:text-properties officeooo:rsid="00020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<text:span text:style-name="T2">A</text:span><text:span text:style-name="T1">mosar o todos os datos menos o nome dos documentos cuxo campo edade sexa maior de 31 ou cuxo nome sexa igual a ana</text:span></text:p>
      <text:p text:style-name="P1"><text:span text:style-name="T1"/></text:p>
      <text:p text:style-name="P1"><text:tab/>db.persoas.find( {$or: [{edade:{$gt:31}} , {nome:"ana"}]}, {nome: 0} )</text:p>
      <text:p text:style-name="P1"/>
      <text:p text:style-name="P2">2. <text:span text:style-name="T4">Amosar </text:span><text:span text:style-name="T3">SÓ a</text:span><text:span text:style-name="T4"> rua (sin id) dos documentos cuxa edade é maior de 29 </text:span><text:span text:style-name="T5">(no puede salir un {} vacio)</text:span></text:p>
      <text:p text:style-name="P1">db.persoas.find({$and:[{edade:{$gt:29}}, {"enderezo.rua":{$exists:true}}]}, {"enderezo.rua": 1, _id:0})</text:p>
      <text:p text:style-name="P1"/>
      <text:p text:style-name="P3">3. Listar documentos que comezen por f ou tenhan o campo enderezo</text:p>
      <text:p text:style-name="P1">db.persoas.find({$or:[{nome:{$regex:"^f"}}, {enderezo:{$exists:true}}]}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4:25:52.960972512</meta:creation-date>
    <dc:date>2024-01-17T14:46:34.443105038</dc:date>
    <meta:editing-duration>PT20M40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6" meta:word-count="73" meta:character-count="525" meta:non-whitespace-character-count="457"/>
  </office:meta>
</office:document-meta>
</file>